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1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2d00e5f" officeooo:paragraph-rsid="032aa1da" style:font-name-complex="David CLM"/>
    </style:style>
    <style:style style:name="P4" style:family="paragraph" style:parent-style-name="Text_20_body">
      <style:paragraph-properties fo:text-align="end" style:justify-single-word="false" style:writing-mode="rl-tb"/>
      <style:text-properties style:use-window-font-color="true" style:font-name="David CLM" fo:font-size="12pt" officeooo:rsid="06f60635" officeooo:paragraph-rsid="06f60635" style:font-size-asian="12pt" style:font-name-complex="David CLM" style:font-size-complex="12pt"/>
    </style:style>
    <style:style style:name="P5" style:family="paragraph" style:parent-style-name="Heading_20_2">
      <style:paragraph-properties fo:text-align="end" style:justify-single-word="false" style:writing-mode="rl-tb"/>
      <style:text-properties style:use-window-font-color="true" style:font-name="David CLM" style:font-name-complex="David CLM"/>
    </style:style>
    <style:style style:name="P6" style:family="paragraph" style:parent-style-name="Heading_20_2">
      <style:paragraph-properties fo:line-height="100%" fo:text-align="end" style:justify-single-word="false" style:writing-mode="rl-tb"/>
      <style:text-properties style:use-window-font-color="true" style:font-name="David CLM" style:font-name-complex="David CLM"/>
    </style:style>
    <style:style style:name="P7" style:family="paragraph" style:parent-style-name="Standard">
      <style:paragraph-properties fo:text-align="end" style:justify-single-word="false" style:writing-mode="rl-tb"/>
      <style:text-properties style:use-window-font-color="true" style:font-name="David CLM" officeooo:paragraph-rsid="06f50f70" style:font-name-complex="David CLM"/>
    </style:style>
    <style:style style:name="P8" style:family="paragraph" style:parent-style-name="Default_7e_LT_7e_Gliederung_20_1">
      <style:paragraph-properties fo:text-align="end" style:justify-single-word="false" style:writing-mode="rl-tb"/>
    </style:style>
    <style:style style:name="P9" style:family="paragraph" style:parent-style-name="Default_7e_LT_7e_Gliederung_20_1">
      <style:paragraph-properties fo:text-align="end" style:justify-single-word="false" style:writing-mode="rl-tb"/>
      <style:text-properties officeooo:paragraph-rsid="06fe5f73"/>
    </style:style>
    <style:style style:name="P10" style:family="paragraph" style:parent-style-name="Default_7e_LT_7e_Gliederung_20_1">
      <style:paragraph-properties fo:text-align="end" style:justify-single-word="false" style:writing-mode="rl-tb"/>
      <style:text-properties officeooo:paragraph-rsid="07071f8f"/>
    </style:style>
    <style:style style:name="P11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669c3" style:font-size-asian="12pt" style:font-name-complex="David CLM" style:font-size-complex="12pt"/>
    </style:style>
    <style:style style:name="P12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73d6a" style:font-size-asian="12pt" style:font-name-complex="David CLM" style:font-size-complex="12pt"/>
    </style:style>
    <style:style style:name="P13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87d89" style:font-size-asian="12pt" style:font-name-complex="David CLM" style:font-size-complex="12pt"/>
    </style:style>
    <style:style style:name="P14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bf160" style:font-size-asian="12pt" style:font-name-complex="David CLM" style:font-size-complex="12pt"/>
    </style:style>
    <style:style style:name="P15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rsid="06f87d89" officeooo:paragraph-rsid="06f87d89" style:font-size-asian="12pt" style:font-name-complex="David CLM" style:font-size-complex="12pt"/>
    </style:style>
    <style:style style:name="P16" style:family="paragraph" style:parent-style-name="Default_7e_LT_7e_Gliederung_20_1">
      <style:paragraph-properties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paragraph-rsid="06fbf160" style:letter-kerning="true" style:font-size-asian="12pt" style:font-style-asian="normal" style:font-weight-asian="normal" style:font-name-complex="David CLM" style:font-size-complex="12pt" style:text-emphasize="none"/>
    </style:style>
    <style:style style:name="P17" style:family="paragraph" style:parent-style-name="Default_7e_LT_7e_Gliederung_20_1">
      <style:paragraph-properties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officeooo:paragraph-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P18" style:family="paragraph" style:parent-style-name="Default_7e_LT_7e_Gliederung_20_1">
      <style:paragraph-properties fo:text-align="end" style:justify-single-word="false" style:writing-mode="rl-tb"/>
      <style:text-properties officeooo:rsid="07066481" officeooo:paragraph-rsid="07066481"/>
    </style:style>
    <style:style style:name="P19" style:family="paragraph" style:parent-style-name="Default_7e_LT_7e_Gliederung_20_1">
      <style:paragraph-properties fo:text-align="start" style:justify-single-word="false" style:writing-mode="lr-tb"/>
      <style:text-properties style:use-window-font-color="true" style:font-name="David CLM" fo:font-size="12pt" officeooo:paragraph-rsid="06f50f70" style:font-size-asian="12pt" style:font-name-complex="David CLM" style:font-size-complex="12pt"/>
    </style:style>
    <style:style style:name="P20" style:family="paragraph" style:parent-style-name="Default_7e_LT_7e_Gliederung_20_1">
      <style:paragraph-properties fo:text-align="start" style:justify-single-word="false" style:writing-mode="lr-tb"/>
      <style:text-properties style:use-window-font-color="true" style:font-name="David CLM" fo:font-size="12pt" officeooo:paragraph-rsid="06fe5f73" style:font-size-asian="12pt" style:font-name-complex="David CLM" style:font-size-complex="12pt"/>
    </style:style>
    <style:style style:name="P21" style:family="paragraph" style:parent-style-name="Default">
      <style:paragraph-properties fo:margin-left="0.7874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officeooo:paragraph-rsid="06fe9b7b" style:font-size-asian="12pt" style:font-name-complex="David CLM" style:font-size-complex="12pt"/>
    </style:style>
    <style:style style:name="P22" style:family="paragraph" style:parent-style-name="Default">
      <style:paragraph-properties fo:margin-left="0.7874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officeooo:rsid="0703ba20" officeooo:paragraph-rsid="0703ba20" style:font-size-asian="12pt" style:font-name-complex="David CLM" style:font-size-complex="12pt"/>
    </style:style>
    <style:style style:name="P23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24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25" style:family="paragraph" style:parent-style-name="Default_7e_LT_7e_Gliederung_20_1">
      <style:paragraph-properties fo:margin-left="0.7874in" fo:margin-right="0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26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27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style:font-name="David CLM" fo:font-size="12pt" fo:font-style="normal" style:font-size-asian="12pt" style:font-style-asian="normal" style:font-name-complex="David CLM" style:font-size-complex="12pt" style:font-style-complex="normal"/>
    </style:style>
    <style:style style:name="P28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6f669c3" officeooo:paragraph-rsid="06f669c3" style:letter-kerning="true" style:font-size-asian="12pt" style:font-style-asian="normal" style:font-weight-asian="normal" style:font-name-complex="David CLM" style:font-size-complex="12pt" style:text-emphasize="none"/>
    </style:style>
    <style:style style:name="P29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officeooo:rsid="06e928d1" officeooo:paragraph-rsid="06e928d1" style:font-name-complex="David CLM"/>
    </style:style>
    <style:style style:name="P30" style:family="paragraph" style:parent-style-name="Text_20_body" style:list-style-name="L1">
      <style:paragraph-properties fo:line-height="100%" fo:text-align="start" style:justify-single-word="false" style:writing-mode="lr-tb"/>
      <style:text-properties officeooo:paragraph-rsid="06ad59d3"/>
    </style:style>
    <style:style style:name="P31" style:family="paragraph" style:parent-style-name="Text_20_body" style:list-style-name="L2">
      <style:paragraph-properties fo:margin-top="0in" fo:margin-bottom="0in" loext:contextual-spacing="false" fo:text-align="start" style:justify-single-word="false" style:writing-mode="lr-tb"/>
      <style:text-properties style:use-window-font-color="true" style:font-name="David CLM" officeooo:paragraph-rsid="06f22ffe" style:font-name-complex="David CLM"/>
    </style:style>
    <style:style style:name="P32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rsid="06e928d1" officeooo:paragraph-rsid="06e928d1" style:font-size-asian="12pt" style:font-name-complex="David CLM" style:font-size-complex="12pt"/>
    </style:style>
    <style:style style:name="P3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rsid="0712154e" officeooo:paragraph-rsid="0712154e" style:font-size-asian="12pt" style:font-name-complex="David CLM" style:font-size-complex="12pt"/>
    </style:style>
    <style:style style:name="P34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rsid="07131afd" officeooo:paragraph-rsid="07131afd" style:font-size-asian="12pt" style:font-name-complex="David CLM" style:font-size-complex="12pt"/>
    </style:style>
    <style:style style:name="T1" style:family="text">
      <style:text-properties style:text-position="9% 100%"/>
    </style:style>
    <style:style style:name="T2" style:family="text">
      <style:text-properties style:text-position="9% 100%" officeooo:rsid="06ea57d1"/>
    </style:style>
    <style:style style:name="T3" style:family="text">
      <style:text-properties style:text-position="9% 100%" officeooo:rsid="06edb803"/>
    </style:style>
    <style:style style:name="T4" style:family="text">
      <style:text-properties style:text-position="9% 100%" officeooo:rsid="06ad59d3"/>
    </style:style>
    <style:style style:name="T5" style:family="text">
      <style:text-properties style:text-position="9% 100%" officeooo:rsid="06f50f70"/>
    </style:style>
    <style:style style:name="T6" style:family="text">
      <style:text-properties style:text-position="9% 100%" officeooo:rsid="06f60635"/>
    </style:style>
    <style:style style:name="T7" style:family="text">
      <style:text-properties style:text-position="9% 100%" officeooo:rsid="070ddfaf"/>
    </style:style>
    <style:style style:name="T8" style:family="text">
      <style:text-properties style:text-position="9% 100%" fo:font-weight="bold" officeooo:rsid="06edb803" style:font-weight-asian="bold" style:font-weight-complex="bold"/>
    </style:style>
    <style:style style:name="T9" style:family="text">
      <style:text-properties fo:color="#006600" style:text-outline="false" style:text-line-through-style="none" style:text-line-through-type="none" style:text-position="3% 100%" style:font-name="Nachlieli CLM1" fo:font-size="12pt" fo:font-style="normal" fo:text-shadow="none" style:text-underline-style="none" fo:font-weight="normal" officeooo:rsid="07066481" style:letter-kerning="true" style:font-size-asian="12pt" style:font-style-asian="normal" style:font-weight-asian="normal" style:font-name-complex="David CLM" style:font-size-complex="12pt" style:text-emphasize="none"/>
    </style:style>
    <style:style style:name="T10" style:family="text">
      <style:text-properties style:text-outline="false" style:text-line-through-style="none" style:text-line-through-type="none" style:text-position="8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1" style:family="text">
      <style:text-properties style:text-outline="false" style:text-line-through-style="none" style:text-line-through-type="none" style:text-position="8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text-position="9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3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ad59d3" style:letter-kerning="true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50f70" style:letter-kerning="true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60635" style:letter-kerning="true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text-position="9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8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9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20" style:family="text">
      <style:text-properties style:text-outline="false" style:text-line-through-style="none" style:text-line-through-type="none" style:text-position="-31% 100%" fo:text-shadow="none" style:text-underline-style="none" fo:font-weight="normal" style:letter-kerning="true" style:font-weight-asian="normal" style:text-emphasize="none"/>
    </style:style>
    <style:style style:name="T21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22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23" style:family="text">
      <style:text-properties style:text-outline="false" style:text-line-through-style="none" style:text-line-through-type="none" style:text-position="-32% 100%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bold" officeooo:rsid="06f669c3" style:letter-kerning="true" style:font-style-asian="normal" style:font-weight-asian="bold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6f669c3" style:letter-kerning="true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normal" officeooo:rsid="06f6b797" style:letter-kerning="true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font-weight="normal" officeooo:rsid="06f73d6a" style:letter-kerning="true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fo:font-weight="normal" officeooo:rsid="06f87d89" style:letter-kerning="true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fo:font-weight="normal" officeooo:rsid="06f9d78d" style:letter-kerning="true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normal" officeooo:rsid="06fbf160" style:letter-kerning="true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fo:font-weight="normal" officeooo:rsid="06fd0539" style:letter-kerning="true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normal" officeooo:rsid="07137575" style:letter-kerning="true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37" style:family="text">
      <style:text-properties style:text-outline="false" style:text-line-through-style="none" style:text-line-through-type="none" fo:font-style="italic" fo:text-shadow="none" style:text-underline-style="none" fo:font-weight="normal" officeooo:rsid="06f669c3" style:letter-kerning="true" style:font-style-asian="italic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italic" fo:text-shadow="none" style:text-underline-style="none" fo:font-weight="normal" officeooo:rsid="06f87d89" style:letter-kerning="true" style:font-style-asian="italic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italic" fo:text-shadow="none" style:text-underline-style="none" fo:font-weight="normal" officeooo:rsid="06fbf160" style:letter-kerning="true" style:font-style-asian="italic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italic" fo:text-shadow="none" style:text-underline-style="none" fo:font-weight="normal" officeooo:rsid="04c84b90" style:letter-kerning="true" style:font-style-asian="italic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42" style:family="text">
      <style:text-properties style:text-outline="false" style:text-line-through-style="none" style:text-line-through-type="none" fo:font-style="italic" fo:text-shadow="none" style:text-underline-style="none" fo:font-weight="normal" officeooo:rsid="04cf74ae" style:letter-kerning="true" style:font-style-asian="italic" style:font-weight-asian="normal" style:text-emphasize="none"/>
    </style:style>
    <style:style style:name="T43" style:family="text">
      <style:text-properties style:text-outline="false" style:text-line-through-style="none" style:text-line-through-type="none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44" style:family="text">
      <style:text-properties style:text-outline="false" style:text-line-through-style="none" style:text-line-through-type="none" fo:font-style="italic" fo:text-shadow="none" style:text-underline-style="none" fo:font-weight="normal" officeooo:rsid="06ffbd2f" style:letter-kerning="true" style:font-style-asian="italic" style:font-weight-asian="normal" style:text-emphasize="none"/>
    </style:style>
    <style:style style:name="T45" style:family="text">
      <style:text-properties style:text-outline="false" style:text-line-through-style="none" style:text-line-through-type="none" fo:font-style="italic" fo:text-shadow="none" style:text-underline-style="none" fo:font-weight="normal" officeooo:rsid="070363d3" style:letter-kerning="true" style:font-style-asian="italic" style:font-weight-asian="normal" style:font-weight-complex="normal" style:text-emphasize="none"/>
    </style:style>
    <style:style style:name="T46" style:family="text">
      <style:text-properties style:text-outline="false" style:text-line-through-style="none" style:text-line-through-type="none" fo:font-style="italic" fo:text-shadow="none" style:text-underline-style="none" fo:font-weight="normal" officeooo:rsid="070e383a" style:letter-kerning="true" style:font-style-asian="italic" style:font-weight-asian="normal" style:font-weight-complex="normal" style:text-emphasize="none"/>
    </style:style>
    <style:style style:name="T47" style:family="text">
      <style:text-properties style:text-outline="false" style:text-line-through-style="none" style:text-line-through-type="none" fo:font-style="italic" fo:text-shadow="none" style:text-underline-style="none" fo:font-weight="normal" officeooo:rsid="07136fdd" style:letter-kerning="true" style:font-style-asian="italic" style:font-weight-asian="normal" style:font-weight-complex="normal" style:text-emphasize="none"/>
    </style:style>
    <style:style style:name="T48" style:family="text">
      <style:text-properties style:text-outline="false" style:text-line-through-style="none" style:text-line-through-type="none" fo:font-style="italic" fo:text-shadow="none" style:text-underline-style="none" fo:font-weight="bold" style:letter-kerning="true" style:font-style-asian="italic" style:font-weight-asian="bold" style:text-emphasize="none"/>
    </style:style>
    <style:style style:name="T49" style:family="text">
      <style:text-properties style:text-outline="false" style:text-line-through-style="none" style:text-line-through-type="none" fo:font-style="italic" fo:text-shadow="none" style:text-underline-style="none" fo:font-weight="bold" officeooo:rsid="06f87d89" style:letter-kerning="true" style:font-style-asian="italic" style:font-weight-asian="bold" style:font-weight-complex="bold" style:text-emphasize="none"/>
    </style:style>
    <style:style style:name="T50" style:family="text">
      <style:text-properties style:text-outline="false" style:text-line-through-style="none" style:text-line-through-type="none" fo:font-style="italic" fo:text-shadow="none" style:text-underline-style="none" fo:font-weight="bold" officeooo:rsid="07136fdd" style:letter-kerning="true" style:font-style-asian="italic" style:font-weight-asian="bold" style:font-weight-complex="bold" style:text-emphasize="none"/>
    </style:style>
    <style:style style:name="T51" style:family="text">
      <style:text-properties style:text-outline="false" style:text-line-through-style="none" style:text-line-through-type="none" fo:text-shadow="none" style:text-underline-style="none" fo:font-weight="normal" style:letter-kerning="true" style:font-weight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officeooo:rsid="06fe5f73" style:letter-kerning="true" style:font-style-asian="italic" style:font-weight-asian="normal" style:text-emphasize="none"/>
    </style:style>
    <style:style style:name="T54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e5f73" style:letter-kerning="true" style:font-style-asian="italic" style:font-weight-asian="normal" style:font-name-complex="David CLM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fbd2f" style:letter-kerning="true" style:font-style-asian="italic" style:font-weight-asian="normal" style:font-name-complex="David CLM" style:text-emphasize="none"/>
    </style:style>
    <style:style style:name="T56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style:letter-kerning="true" style:font-style-asian="italic" style:font-weight-asian="normal" style:text-emphasize="none"/>
    </style:style>
    <style:style style:name="T57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58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59" style:family="text">
      <style:text-properties style:text-outline="false" style:text-line-through-style="none" style:text-line-through-type="none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60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officeooo:rsid="07136fdd" style:letter-kerning="true" style:font-style-asian="italic" style:font-weight-asian="normal" style:font-weight-complex="normal" style:text-emphasize="none"/>
    </style:style>
    <style:style style:name="T61" style:family="text">
      <style:text-properties style:use-window-font-color="true" style:font-name="David CLM" officeooo:rsid="06a885f0" style:font-name-complex="David CLM"/>
    </style:style>
    <style:style style:name="T62" style:family="text">
      <style:text-properties style:use-window-font-color="true" style:font-name="David CLM" officeooo:rsid="07021188" style:font-name-complex="David CLM"/>
    </style:style>
    <style:style style:name="T63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64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51d3b" style:letter-kerning="true" style:font-size-asian="12pt" style:font-style-asian="italic" style:font-weight-asian="normal" style:font-name-complex="David CLM" style:font-size-complex="12pt" style:text-emphasize="none"/>
    </style:style>
    <style:style style:name="T65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12314" style:letter-kerning="true" style:font-size-asian="12pt" style:font-style-asian="italic" style:font-weight-asian="normal" style:font-name-complex="David CLM" style:font-size-complex="12pt" style:text-emphasize="none"/>
    </style:style>
    <style:style style:name="T66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54f4" style:letter-kerning="true" style:font-size-asian="12pt" style:font-style-asian="italic" style:font-weight-asian="normal" style:font-name-complex="David CLM" style:font-size-complex="12pt" style:text-emphasize="none"/>
    </style:style>
    <style:style style:name="T67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T68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8563d" style:letter-kerning="true" style:font-size-asian="12pt" style:font-style-asian="italic" style:font-weight-asian="normal" style:font-name-complex="David CLM" style:font-size-complex="12pt" style:text-emphasize="none"/>
    </style:style>
    <style:style style:name="T69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8d905" style:letter-kerning="true" style:font-size-asian="12pt" style:font-style-asian="italic" style:font-weight-asian="normal" style:font-name-complex="David CLM" style:font-size-complex="12pt" style:text-emphasize="none"/>
    </style:style>
    <style:style style:name="T70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a68ea" style:letter-kerning="true" style:font-size-asian="12pt" style:font-style-asian="italic" style:font-weight-asian="normal" style:font-name-complex="David CLM" style:font-size-complex="12pt" style:text-emphasize="none"/>
    </style:style>
    <style:style style:name="T71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72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73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6fe5f73" style:letter-kerning="true" style:font-size-asian="12pt" style:font-style-asian="normal" style:font-weight-asian="normal" style:font-name-complex="David CLM" style:font-size-complex="12pt" style:text-emphasize="none"/>
    </style:style>
    <style:style style:name="T74" style:family="text">
      <style:text-properties style:use-window-font-color="true" style:text-outline="false" style:text-line-through-style="none" style:text-line-through-type="none" style:text-position="-32% 100%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75" style:family="text">
      <style:text-properties style:use-window-font-color="true" style:text-outline="false" style:text-line-through-style="none" style:text-line-through-type="none" style:text-position="8% 100%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76" style:family="text">
      <style:text-properties officeooo:rsid="0710606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חלוקה הוגנת <text:span text:style-name="T76">בקירוב</text:span></text:h>
      <text:p text:style-name="P32"><text:span text:style-name="T1">בשיעור הזה נלמד על חלוקה הוגנת של חפצים בדידים - חפצים שאי-אפשר לחתוך</text:span><text:span text:style-name="T2">, כמו בתים, תכשיטים וכו'. <text:s text:c="2"/>העובדה שאי אפשר לחתוך אותם אומרת שקשה יותר להשיג הגינות מאשר בבעיה הרציפה של חלוקת עוגה. </text:span></text:p>
      <text:p text:style-name="P33"><text:span text:style-name="T2">ר</text:span><text:span text:style-name="T1">אינו כבר דרך אחת להתמודד עם בעיה זו, והיא שימוש בכסף - </text:span><text:span text:style-name="T2">בבעיית חלוקת שכר-הדירה.</text:span></text:p>
      <text:p text:style-name="P34"><text:span text:style-name="T3">ב</text:span><text:span text:style-name="T1">שיעור זה נראה דרך אחרת, והיא </text:span><text:span text:style-name="T8">הגינות מקורבת</text:span><text:span text:style-name="T3">.</text:span></text:p>
      <text:p text:style-name="P34"><text:span text:style-name="T3"/></text:p>
      <text:p text:style-name="P5"><text:span text:style-name="T4">ח</text:span><text:span text:style-name="T1">לוקה </text:span><text:span text:style-name="T5">ללא-קנאה-</text:span><text:span text:style-name="T6">מלבד</text:span><text:span text:style-name="T5">-1</text:span></text:p>
      <text:p text:style-name="P4">יש הרבה הגדרות להגינות מקורבת בחלוקת חפצים בדידים. הנה אחת ההגדרות המקובלות:</text:p>
      <text:p text:style-name="P11"><text:span text:style-name="T10">ה</text:span><text:span text:style-name="T26">גדרה</text:span><text:span text:style-name="T24">: </text:span><text:span text:style-name="T27">חלוקה נקראת “ללא קנאה מלבד 1” (Envy Free except 1, </text:span><text:span text:style-name="T24">EF1</text:span><text:span text:style-name="T27">) אם לכל שני משתתפים א,ב, אם מורידים מהסל של שחקן ב</text:span><text:span text:style-name="T36"> </text:span><text:span text:style-name="T27">חפץ אחד לכל היותר, אז שחקן א לא מקנא בו.</text:span></text:p>
      <text:p text:style-name="P11"><text:span text:style-name="T36">המשמעות</text:span><text:span text:style-name="T37"> היא, ש</text:span><text:span text:style-name="T36">רמת הקנאה היא הקטנה ביותר האפשרית, בהתחשב בעובדה שהחפצים בדידים.</text:span></text:p>
      <text:p text:style-name="P11"><text:span text:style-name="T27">כשה”עוגה” רציפה – תמיד קיימת חלוקה </text:span><text:span text:style-name="T25">ללא קנאה (EF).</text:span></text:p>
      <text:p text:style-name="P11"><text:span text:style-name="T36">האם כשהחפצים בדידים תמיד קיימת חלוקה </text:span><text:span text:style-name="T48">EF1</text:span><text:span text:style-name="T36">?</text:span><text:span text:style-name="T37"> התשובה היא כן. הנה אחד האלגוריתמים הפשוטים למציאת חלוקה כזא</text:span><text:span text:style-name="T38">ת - </text:span><text:span text:style-name="T49">אלגוריתם </text:span><text:span text:style-name="T50">גרף</text:span><text:span text:style-name="T49"> הקנאה </text:span><text:span text:style-name="T46">(envy-graph; </text:span><text:span text:style-name="T47">נקרא גם אלגוריתם מעגלי-הקנאה - </text:span><text:span text:style-name="T60">envy-cycles</text:span><text:span text:style-name="T46">)</text:span><text:span text:style-name="T45">.</text:span></text:p>
      <text:p text:style-name="P11"><text:span text:style-name="T11">ע</text:span><text:span text:style-name="T27">וברים על החפצים בסדר שרירותי. לכל חפץ:</text:span></text:p>
      <text:p text:style-name="P24">1. נותנים את החפץ לשחקן שאף-אחד לא מקנא בו.</text:p>
      <text:p text:style-name="P24">2. אם אין כזה – סימן שיש מעגל-קנאה. <text:s text:c="3"/>מחליפים סלים במעגל בניגוד לכיוון הקנאה.</text:p>
      <text:p text:style-name="P24">מבצעים את 2 עד שאין מעגלים, ואז חוזרים ל-1.</text:p>
      <text:p text:style-name="P28">ראו דוגמה במצגת.</text:p>
      <text:p text:style-name="P13"><text:span text:style-name="T12">מ</text:span><text:span text:style-name="T26">שפט</text:span><text:span text:style-name="T27">: אם יש </text:span><text:span text:style-name="T36">m</text:span><text:span text:style-name="T27"> חפצים ו-</text:span><text:span text:style-name="T36">n</text:span><text:span text:style-name="T27"> שחקנים, אז זמן-הריצה של אלגוריתם מעגלי הקנאה הוא </text:span><text:span text:style-name="T36">O(m n</text:span><text:span text:style-name="T18">3</text:span><text:span text:style-name="T36">)</text:span><text:span text:style-name="T27">.</text:span></text:p>
      <text:p text:style-name="P13"><text:span text:style-name="T26">הוכחה</text:span><text:span text:style-name="T27">: מציאת מעגל </text:span><text:span text:style-name="T28">ניתן לבצע ע"י אלגוריתם</text:span><text:span text:style-name="T27"> DFS</text:span><text:span text:style-name="T28">, </text:span><text:span text:style-name="T27">בזמן </text:span><text:span text:style-name="T36">O(n</text:span><text:span text:style-name="T18">2</text:span><text:span text:style-name="T36">)</text:span><text:span text:style-name="T27">.</text:span></text:p>
      <text:p text:style-name="P13"><text:span text:style-name="T27">הסרת מעגל לא מוסיפה קשתות (כי אוסף הסלים לא משתנה), ומסירה לפחות </text:span><text:span text:style-name="T28">שתי קשתות</text:span><text:span text:style-name="T27">.</text:span></text:p>
      <text:p text:style-name="P13"><text:span text:style-name="T27">כל חפץ מוסיף לכל היותר </text:span><text:span text:style-name="T36">n-1</text:span><text:span text:style-name="T27"> קשתות.</text:span></text:p>
      <text:p text:style-name="P13"><text:span text:style-name="T29">לכל היותר נוספות </text:span><text:span text:style-name="T36">(n-1)m</text:span><text:span text:style-name="T27"> </text:span><text:span text:style-name="T29">קשתות, לכן לכל היותר יש להסיר m(n-1)/2 מעגלים.</text:span></text:p>
      <text:p text:style-name="P12"><text:span text:style-name="T10">מ</text:span><text:span text:style-name="T26">שפט</text:span><text:span text:style-name="T27">: </text:span><text:span text:style-name="T30">בכל שלב באלגוריתם, החלוקה הנוכחית היא EF1 (בפרט, החלוקה הסופית היא EF1).</text:span></text:p>
      <text:p text:style-name="P13"><text:span text:style-name="T26">הוכחה</text:span><text:span text:style-name="T27">: החלוקה ההתחלתית (הריקה) היא </text:span><text:span text:style-name="T35">כמובן</text:span><text:span text:style-name="T27"> EF1.</text:span><text:span text:style-name="T30"> </text:span><text:span text:style-name="T31">נוכיח שכל צעד משאיר את החלוקה EF1.</text:span></text:p>
      <text:p text:style-name="P13"><text:span text:style-name="T31">(א) </text:span><text:span text:style-name="T27">מסירת חפץ לשחקן שלא מקנאים בו, אולי גורמת לשאר השחקנים לקנא בו, אבל רק עד כדי חפץ 1</text:span><text:span text:style-name="T30">, כך שהחלוקה היא עדיין EF1.</text:span></text:p>
      <text:p text:style-name="P13"><text:soft-page-break/><text:span text:style-name="T31">(ב) </text:span><text:span text:style-name="T27">הסרת מעגל משפרת את התועלת של כל השחקנים במעגל, </text:span><text:span text:style-name="T31">ולא </text:span><text:span text:style-name="T27">משנה את אוסף הסלים. לכן, אם החלוקה היתה EF1, היא תישאר EF1 גם אחרי הסרת המעגל. <text:s text:c="26"/>***</text:span></text:p>
      <text:p text:style-name="Heading_20_2"><text:span text:style-name="T14">ח</text:span><text:span text:style-name="T13">לוקה </text:span><text:span text:style-name="T15">ללא-קנאה-</text:span><text:span text:style-name="T16">מלבד</text:span><text:span text:style-name="T15">-1</text:span><text:span text:style-name="T13"> וגם יעילה</text:span></text:p>
      <text:p text:style-name="P15"><text:span text:style-name="T27">החיסרון של </text:span><text:span text:style-name="T32">אלגוריתם מעגלי-הקנאה הוא, שהוא לא מבטיח שהחלוקה המתקבלת היא יעילה פארטו (קל למצוא דוגמה לכך). </text:span></text:p>
      <text:p text:style-name="P14"><text:span text:style-name="T13">כ</text:span><text:span text:style-name="T27">שה”עוגה” רציפה – תמיד קיימת חלוקה </text:span><text:span text:style-name="T24">EF</text:span><text:span text:style-name="T27"> ויעילה.</text:span><text:span text:style-name="T33"> </text:span><text:span text:style-name="T36">האם כשהחפצים בדידים </text:span><text:span text:style-name="T39">- תמיד </text:span><text:span text:style-name="T36">קיימת חלוקה </text:span><text:span text:style-name="T48">EF1</text:span><text:span text:style-name="T36"> ויעילה?</text:span></text:p>
      <text:p text:style-name="P14"><text:span text:style-name="T27">כשה”עוגה” רציפה – החלוקה הממקסמת את מכפלת ערכי המשתתפים היא ללא-קנאה ויעילה.</text:span><text:span text:style-name="T33"> </text:span><text:span text:style-name="T36">האם כשהחפצים בדידים – החלוקה הממקסמת את מכפלת ערכי המשתתפים היא EF1 ויעילה פארטו?</text:span></text:p>
      <text:p text:style-name="P14"><text:span text:style-name="T39">התשובה היא </text:span><text:span text:style-name="T24">כן</text:span><text:span text:style-name="T27">! </text:span><text:span text:style-name="T33">זה </text:span><text:span text:style-name="T27">התגלה ב-2016.</text:span></text:p>
      <text:p text:style-name="P14"><text:span text:style-name="T10">מ</text:span><text:span text:style-name="T26">שפט</text:span><text:span text:style-name="T27">: נניח ש:</text:span></text:p>
      <text:p text:style-name="P16">* ההעדפות אדיטיביות – ערך של סל הוא סכום הערכים של החפצים בסל.</text:p>
      <text:p text:style-name="P16">* קיימת לפחות חלוקה אחת שבה כל שחקן מקבל ערך גדול מאפס.</text:p>
      <text:p text:style-name="P16">אז, כל חלוקה הממקסמת את מכפלת ערכי המשתתפים היא גם יעילה-פארטו וגם EF1.</text:p>
      <text:p text:style-name="P14"><text:span text:style-name="T26">הוכחה</text:span><text:span text:style-name="T27">: יעילות פארטו – </text:span><text:span text:style-name="T33">כי כל שיפור פארטו מגדיל את המכפלה.</text:span></text:p>
      <text:p text:style-name="P14"><text:span text:style-name="T33">EF1 - </text:span><text:span text:style-name="T27">נניח ש-</text:span><text:span text:style-name="T36">i</text:span><text:span text:style-name="T27"> מקנא ב-</text:span><text:span text:style-name="T36">j</text:span><text:span text:style-name="T27">. נסתכל על כל החפצים בסל של </text:span><text:span text:style-name="T36">j</text:span><text:span text:style-name="T27">. לכל חפץ </text:span><text:span text:style-name="T36">g</text:span><text:span text:style-name="T27">, נבדוק את יחס הערכים: <text:s/></text:span></text:p>
      <text:p text:style-name="P25"><text:span text:style-name="T36">V</text:span><text:span text:style-name="T19">i</text:span><text:span text:style-name="T36">(g) / V</text:span><text:span text:style-name="T19">j</text:span><text:span text:style-name="T36">(g)</text:span></text:p>
      <text:p text:style-name="P23"><text:span text:style-name="T27">נבחר את החפץ שיחס-הערכים שלו הכי גדול, ונעביר אותו מ-</text:span><text:span text:style-name="T36">j</text:span><text:span text:style-name="T27"> ל-</text:span><text:span text:style-name="T36">i</text:span><text:span text:style-name="T27">. המכפלה בחלוקה החדשה <text:s/>שווה-או-קטנה מהמכפלה בחלוקה הקודמת, ולכן:</text:span></text:p>
      <text:p text:style-name="P27"><text:span text:style-name="T51">[V</text:span><text:span text:style-name="T20">i</text:span><text:span text:style-name="T51">(X</text:span><text:span text:style-name="T20">i</text:span><text:span text:style-name="T51">)+V</text:span><text:span text:style-name="T20">i</text:span><text:span text:style-name="T51">(g)]*[V</text:span><text:span text:style-name="T20">j</text:span><text:span text:style-name="T51">(X</text:span><text:span text:style-name="T20">j</text:span><text:span text:style-name="T51">)-V</text:span><text:span text:style-name="T20">j</text:span><text:span text:style-name="T51">(g)] <text:s text:c="3"/>≤ <text:s text:c="3"/>V</text:span><text:span text:style-name="T20">i</text:span><text:span text:style-name="T51">(X</text:span><text:span text:style-name="T20">i</text:span><text:span text:style-name="T51">)*V</text:span><text:span text:style-name="T20">j</text:span><text:span text:style-name="T51">(X</text:span><text:span text:style-name="T20">j</text:span><text:span text:style-name="T51">)</text:span></text:p>
      <text:p text:style-name="P26"><text:span text:style-name="T36">→ <text:s/>V</text:span><text:span text:style-name="T19">j</text:span><text:span text:style-name="T36">(X</text:span><text:span text:style-name="T19">j</text:span><text:span text:style-name="T36">) * V</text:span><text:span text:style-name="T19">i</text:span><text:span text:style-name="T36">(g) / V</text:span><text:span text:style-name="T19">j</text:span><text:span text:style-name="T36">(g) <text:s text:c="3"/>≤ <text:s text:c="3"/>V</text:span><text:span text:style-name="T19">i</text:span><text:span text:style-name="T36">(X</text:span><text:span text:style-name="T19">i</text:span><text:span text:style-name="T36">) + V</text:span><text:span text:style-name="T19">i</text:span><text:span text:style-name="T36">(g)</text:span></text:p>
      <text:p text:style-name="P19"><text:span text:style-name="T17">→</text:span><text:span text:style-name="T36"> <text:s/>V</text:span><text:span text:style-name="T19">j</text:span><text:span text:style-name="T36">(X</text:span><text:span text:style-name="T19">j</text:span><text:span text:style-name="T36">) * V</text:span><text:span text:style-name="T19">i</text:span><text:span text:style-name="T36">(g) / V</text:span><text:span text:style-name="T19">j</text:span><text:span text:style-name="T36">(g) <text:s text:c="3"/>≤ <text:s text:c="3"/>V</text:span><text:span text:style-name="T19">i</text:span><text:span text:style-name="T36">(X</text:span><text:span text:style-name="T19">i</text:span><text:span text:style-name="T36">) + V</text:span><text:span text:style-name="T19">i</text:span><text:span text:style-name="T36">(g) </text:span></text:p>
      <text:p text:style-name="P23"><text:span text:style-name="T27">יחס הערכים של g הוא הכי גדול ב-</text:span><text:span text:style-name="T36">X</text:span><text:span text:style-name="T19">j</text:span><text:span text:style-name="T27">, ולכן:</text:span></text:p>
      <text:p text:style-name="P26"><text:span text:style-name="T36">V</text:span><text:span text:style-name="T19">i </text:span><text:span text:style-name="T36">(X</text:span><text:span text:style-name="T19">j </text:span><text:span text:style-name="T36">) / V</text:span><text:span text:style-name="T19">j </text:span><text:span text:style-name="T36">(X</text:span><text:span text:style-name="T19">j </text:span><text:span text:style-name="T36">) <text:s text:c="3"/>≤ <text:s text:c="3"/>V</text:span><text:span text:style-name="T19">i</text:span><text:span text:style-name="T36">(g) / V</text:span><text:span text:style-name="T19">j</text:span><text:span text:style-name="T36">(g) <text:s text:c="4"/></text:span></text:p>
      <text:p text:style-name="P24">מציבים למעלה ומקבלים:</text:p>
      <text:p text:style-name="P26"><text:span text:style-name="T36">V</text:span><text:span text:style-name="T19">i </text:span><text:span text:style-name="T36">(X</text:span><text:span text:style-name="T19">j </text:span><text:span text:style-name="T36">) <text:s text:c="3"/>≤ <text:s text:c="5"/>V</text:span><text:span text:style-name="T19">i</text:span><text:span text:style-name="T36">(X</text:span><text:span text:style-name="T19">i</text:span><text:span text:style-name="T36">) + V</text:span><text:span text:style-name="T19">i</text:span><text:span text:style-name="T36">(g) V</text:span><text:span text:style-name="T19">i </text:span><text:span text:style-name="T36">(X</text:span><text:span text:style-name="T19">j </text:span><text:span text:style-name="T36">) - V</text:span><text:span text:style-name="T19">i</text:span><text:span text:style-name="T36">(g) <text:s text:c="4"/>≤ <text:s text:c="5"/>V</text:span><text:span text:style-name="T19">i</text:span><text:span text:style-name="T36">(X</text:span><text:span text:style-name="T19">i</text:span><text:span text:style-name="T36">)</text:span></text:p>
      <text:p text:style-name="P23"><text:span text:style-name="T27">מכאן: אם מורידים את </text:span><text:span text:style-name="T36">g</text:span><text:span text:style-name="T27"> מהסל של </text:span><text:span text:style-name="T36">j</text:span><text:span text:style-name="T27">, אז </text:span><text:span text:style-name="T36">i</text:span><text:span text:style-name="T27"> כבר לא מקנא. </text:span><text:span text:style-name="T34"><text:s text:c="10"/></text:span><text:span text:style-name="T27"><text:s/>*** </text:span></text:p>
      <text:p text:style-name="P9"><text:span text:style-name="T75">ה</text:span><text:span text:style-name="T72">בננו שהחלוקה ה”אידיאלית” של חפצים בדידים היא חלוקה הממקסמת את מכפלת הערכים. אבל איך מוצאים חלוקה כזאת? <text:s text:c="3"/></text:span><text:span text:style-name="T73"><text:s/></text:span><text:span text:style-name="T72"><text:s text:c="17"/></text:span><text:span text:style-name="T63">נסמן: <text:s text:c="6"/></text:span></text:p>
      <text:p text:style-name="P20"><text:span text:style-name="T53">V</text:span><text:span text:style-name="T21">i</text:span><text:span text:style-name="T22">,g</text:span><text:span text:style-name="T27">= Value of good</text:span><text:span text:style-name="T36"> g</text:span><text:span text:style-name="T27"> to player </text:span><text:span text:style-name="T36">i</text:span><text:span text:style-name="T27">.</text:span></text:p>
      <text:p text:style-name="P25"><text:span text:style-name="T36">x</text:span><text:span text:style-name="T21">i,g</text:span><text:span text:style-name="T27"> = quantity of good </text:span><text:span text:style-name="T36">g</text:span><text:span text:style-name="T27"> given to player </text:span><text:span text:style-name="T36">i</text:span><text:span text:style-name="T27">.</text:span></text:p>
      <text:p text:style-name="P8"><text:span text:style-name="T72">אנחנו רוצים לפתור בע</text:span><text:span text:style-name="T73">יית אופטימיזציה:</text:span></text:p>
      <text:p text:style-name="P21"><text:soft-page-break/><text:span text:style-name="T40">Maximize <text:s text:c="2"/></text:span><text:span text:style-name="T41">sum</text:span><text:span text:style-name="T57">i</text:span><text:span text:style-name="T41"> log</text:span><text:span text:style-name="T43"> </text:span><text:span text:style-name="T42">(</text:span><text:span text:style-name="T43">sum</text:span><text:span text:style-name="T58">g</text:span><text:span text:style-name="T43"> </text:span><text:span text:style-name="T44">(</text:span><text:span text:style-name="T59">x</text:span><text:span text:style-name="T23">i,g </text:span><text:span text:style-name="T55">*</text:span><text:span text:style-name="T54">V</text:span><text:span text:style-name="T23">i,g</text:span><text:span text:style-name="T42">)</text:span><text:span text:style-name="T44">)</text:span></text:p>
      <text:p text:style-name="P22"><text:span text:style-name="T44">s</text:span><text:span text:style-name="T36">uch that for all g: <text:s text:c="3"/>sum</text:span><text:span text:style-name="T56">i</text:span><text:span text:style-name="T52"> x</text:span><text:span text:style-name="T56">ig</text:span><text:span text:style-name="T52"> = 1</text:span></text:p>
      <text:p text:style-name="P8"><text:span text:style-name="T72">כאשר ה-</text:span><text:span text:style-name="T63">x</text:span><text:span text:style-name="T74">i,g </text:span><text:span text:style-name="T63"><text:s/>רציפים, זה קל.</text:span><text:span text:style-name="T65"> </text:span><text:span text:style-name="T63">כאשר ה-x</text:span><text:span text:style-name="T74">i,g </text:span><text:span text:style-name="T63"><text:s/>בדידים, זה קשה!</text:span></text:p>
      <text:p text:style-name="P10"><text:span text:style-name="T64">במאמר</text:span><text:span text:style-name="T66"> </text:span><text:span text:style-name="T67">מ-2016 (ראו "מקורות"</text:span><text:span text:style-name="T69">, וראו גם במצגת</text:span><text:span text:style-name="T67">) ישנו טריק המאפשר לפתור בעיה זו בזמן סביר, </text:span><text:span text:style-name="T71">כאשר כל אחד מהערכים מוגבל למספר בין 1 ל-1000</text:span><text:span text:style-name="T67">. <text:s/>כיוון שממשק-המשתמש באתר שלהם (</text:span><text:span text:style-name="T9">http://www.spliddit.org/apps/goods</text:span><text:span text:style-name="T67">) ממילא מאפשר להכניס רק ערכים בין 1 ל-1000, האלגוריתם עובד על כל קלט </text:span><text:span text:style-name="T69">מציאותי</text:span><text:span text:style-name="T67">.</text:span></text:p>
      <text:p text:style-name="P18"><text:span text:style-name="T63">יש כאן </text:span><text:span text:style-name="T68">דרך חשיבה</text:span><text:span text:style-name="T63"> מעניינת: אם מסתכלים על הבעיה כבעיה תיאורטית בלבד, ומנסים לפתור אותה לכל הקלטים האפשריים - זה מאד קשה. אבל אם מסתכלים עליה כבעיה מעשית, ומנסים לפתור אותה רק עבור הקלטים שבני-אדם בפועל מזינים לאלגוריתם - הבעיה נעשית פתירה</text:span><text:span text:style-name="T70">!</text:span></text:p>
      <text:p text:style-name="P17"/>
      <text:p text:style-name="P7"/>
      <text:p text:style-name="P6">מקורות</text:p>
      <text:list xml:id="list1508063950" text:style-name="L1">
        <text:list-item>
          <text:p text:style-name="P30"><text:span text:style-name="Citation"><text:span text:style-name="T61">Lipton, R. J.; Markakis, E.; Mossel, E.; Saberi, A. (2004). "On approximately fair allocations of indivisible goods". Proceedings of the 5th ACM conference on Electronic commerce - EC '04. p. 12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61">:</text:span></text:span><text:a xlink:type="simple" xlink:href="https://doi.org/10.1145%2F988772.988792" text:style-name="Internet_20_link" text:visited-style-name="Visited_20_Internet_20_Link"><text:span text:style-name="Citation">10.1145/988772.988792</text:span></text:a><text:span text:style-name="Citation"><text:span text:style-name="T61">.</text:span></text:span><text:span text:style-name="Citation"><text:span text:style-name="T62"> - אלגוריתם מעגלי הקנאה</text:span></text:span></text:p>
        </text:list-item>
        <text:list-item>
          <text:p text:style-name="P30"><text:span text:style-name="Citation"><text:span text:style-name="T61">Caragiannis, Ioannis; Kurokawa, David; Moulin, Hervé; Procaccia, Ariel D.; Shah, Nisarg; Wang, Junxing (2016). The Unreasonable Fairness of Maximum Nash Welfare. Proceedings of the 2016 ACM Conference on Economics and Computation - EC '16. p. 30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61">:</text:span></text:span><text:a xlink:type="simple" xlink:href="https://doi.org/10.1145%2F2940716.2940726" text:style-name="Internet_20_link" text:visited-style-name="Visited_20_Internet_20_Link"><text:span text:style-name="Citation">10.1145/2940716.2940726</text:span></text:a><text:span text:style-name="Citation"><text:span text:style-name="T61">. </text:span></text:span><text:a xlink:type="simple" xlink:href="https://en.wikipedia.org/wiki/International_Standard_Book_Number" text:style-name="Internet_20_link" text:visited-style-name="Visited_20_Internet_20_Link"><text:span text:style-name="Citation">ISBN</text:span></text:a><text:span text:style-name="Citation"><text:span text:style-name="T61"> </text:span></text:span><text:a xlink:type="simple" xlink:href="https://en.wikipedia.org/wiki/Special:BookSources/9781450339360" text:style-name="Internet_20_link" text:visited-style-name="Visited_20_Internet_20_Link"><text:span text:style-name="Citation">9781450339360</text:span></text:a><text:span text:style-name="Citation"><text:span text:style-name="T61">.</text:span></text:span><text:span text:style-name="Citation"><text:span text:style-name="T62"> - אלגוריתם מיקסום המכפלה</text:span></text:span></text:p>
        </text:list-item>
      </text:list>
      <text:list xml:id="list430741127" text:style-name="L2">
        <text:list-header>
          <text:p text:style-name="P31"/>
          <text:p text:style-name="P31">‏</text:p>
        </text:list-header>
      </text:list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1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3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3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3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11-16T20:27:51.990000000</dc:date>
    <meta:editing-duration>P14DT23H29M49S</meta:editing-duration>
    <meta:editing-cycles>1612</meta:editing-cycles>
    <meta:document-statistic meta:table-count="0" meta:image-count="0" meta:object-count="0" meta:page-count="3" meta:paragraph-count="61" meta:word-count="810" meta:character-count="4654" meta:non-whitespace-character-count="3767"/>
  </office:meta>
</office:document-meta>
</file>